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9.85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Age:</text:p>
          </table:table-cell>
          <table:table-cell table:style-name="ce1" office:value-type="string" calcext:value-type="string">
            <text:p>Gender:</text:p>
          </table:table-cell>
          <table:table-cell table:style-name="ce1" office:value-type="string" calcext:value-type="string">
            <text:p>Are you left-handed or right-handed?</text:p>
          </table:table-cell>
          <table:table-cell table:style-name="ce1" office:value-type="string" calcext:value-type="string">
            <text:p>What degree are you currently pursuing/have pursued?</text:p>
          </table:table-cell>
          <table:table-cell table:style-name="ce1" office:value-type="string" calcext:value-type="string">
            <text:p>Are you an expert in robotics?</text:p>
          </table:table-cell>
          <table:table-cell table:style-name="ce1" office:value-type="string" calcext:value-type="string">
            <text:p>Please answer the questions to the best of your knowledge. [How many times in the past one (1) year have you read robot-related material (stories, comics, news articles, product descriptions, blogs, conference/journal papers)]</text:p>
          </table:table-cell>
          <table:table-cell table:style-name="ce1" office:value-type="string" calcext:value-type="string">
            <text:p>Please answer the questions to the best of your knowledge. [How many times in the past 10 years have you physically interacted with a robot?]</text:p>
          </table:table-cell>
          <table:table-cell table:style-name="ce1" office:value-type="string" calcext:value-type="string">
            <text:p>Please answer the questions to the best of your knowledge. [How many times in your life have you built or programmed a robot?]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12T16:31:57.029" calcext:value-type="date">
            <text:p>7/12/2021 16:31:5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ale</text:p>
          </table:table-cell>
          <table:table-cell/>
          <table:table-cell table:style-name="ce3" office:value-type="string" calcext:value-type="string">
            <text:p>PhD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5 or mor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13T14:51:34.188" calcext:value-type="date">
            <text:p>7/13/2021 14:51:3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ale</text:p>
          </table:table-cell>
          <table:table-cell/>
          <table:table-cell table:style-name="ce3" office:value-type="string" calcext:value-type="string">
            <text:p>PhD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15T14:08:14.421" calcext:value-type="date">
            <text:p>7/15/2021 14:08: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Undergraduate</text:p>
          </table:table-cell>
          <table:table-cell table:style-name="ce3" office:value-type="string" calcext:value-type="string">
            <text:p>Novice roboticist</text:p>
          </table:table-cell>
          <table:table-cell table:number-columns-repeated="3" table:style-name="ce3" office:value-type="string" calcext:value-type="string">
            <text:p>5 or mor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16T15:31:05.092" calcext:value-type="date">
            <text:p>7/16/2021 15:31:0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Undergraduate</text:p>
          </table:table-cell>
          <table:table-cell table:style-name="ce3" office:value-type="string" calcext:value-type="string">
            <text:p>Enthusiast</text:p>
          </table:table-cell>
          <table:table-cell table:number-columns-repeated="2" table:style-name="ce3" office:value-type="string" calcext:value-type="string">
            <text:p>5 or mor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16T17:07:33.978" calcext:value-type="date">
            <text:p>7/16/2021 17:07: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PhD</text:p>
          </table:table-cell>
          <table:table-cell table:style-name="ce3" office:value-type="string" calcext:value-type="string">
            <text:p>Enthusiast</text:p>
          </table:table-cell>
          <table:table-cell table:style-name="ce3" office:value-type="string" calcext:value-type="string">
            <text:p>5 or more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20T18:22:12.9" calcext:value-type="date">
            <text:p>7/20/2021 18:22: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PhD</text:p>
          </table:table-cell>
          <table:table-cell table:style-name="ce3" office:value-type="string" calcext:value-type="string">
            <text:p>Not an expe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21T13:30:56.692" calcext:value-type="date">
            <text:p>7/21/2021 13:30:5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Not an exper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21T14:25:28.488" calcext:value-type="date">
            <text:p>7/21/2021 14:25:2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PhD</text:p>
          </table:table-cell>
          <table:table-cell table:style-name="ce3" office:value-type="string" calcext:value-type="string">
            <text:p>Not an expert</text:p>
          </table:table-cell>
          <table:table-cell table:style-name="ce3" office:value-type="string" calcext:value-type="string">
            <text:p>5 or mor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21T16:34:09.026" calcext:value-type="date">
            <text:p>7/21/2021 16:34:0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PhD</text:p>
          </table:table-cell>
          <table:table-cell table:style-name="ce3" office:value-type="string" calcext:value-type="string">
            <text:p>Novice roboticist</text:p>
          </table:table-cell>
          <table:table-cell table:number-columns-repeated="3" table:style-name="ce3" office:value-type="string" calcext:value-type="string">
            <text:p>5 or mor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23T15:36:51.249" calcext:value-type="date">
            <text:p>7/23/2021 15:36:5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Not an expe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23T17:30:32.461" calcext:value-type="date">
            <text:p>7/23/2021 17:30: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PhD</text:p>
          </table:table-cell>
          <table:table-cell table:style-name="ce3" office:value-type="string" calcext:value-type="string">
            <text:p>Novice roboticist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5 or mor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26T11:08:44.177" calcext:value-type="date">
            <text:p>7/26/2021 11:08:4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Enthusia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5 or mor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26T14:54:52.683" calcext:value-type="date">
            <text:p>7/26/2021 14:54:5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PhD</text:p>
          </table:table-cell>
          <table:table-cell table:style-name="ce3" office:value-type="string" calcext:value-type="string">
            <text:p>Not an expe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26T17:27:04.573" calcext:value-type="date">
            <text:p>7/26/2021 17:27:0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Undergraduate</text:p>
          </table:table-cell>
          <table:table-cell table:style-name="ce3" office:value-type="string" calcext:value-type="string">
            <text:p>Not an expert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27T16:42:41.115" calcext:value-type="date">
            <text:p>7/27/2021 16:42:4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PhD</text:p>
          </table:table-cell>
          <table:table-cell table:style-name="ce3" office:value-type="string" calcext:value-type="string">
            <text:p>Not an expert</text:p>
          </table:table-cell>
          <table:table-cell table:style-name="ce3" office:value-type="string" calcext:value-type="string">
            <text:p>5 or mor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27T17:39:50.57" calcext:value-type="date">
            <text:p>7/27/2021 17:39:5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PhD</text:p>
          </table:table-cell>
          <table:table-cell table:style-name="ce3" office:value-type="string" calcext:value-type="string">
            <text:p>Not an expert</text:p>
          </table:table-cell>
          <table:table-cell table:number-columns-repeated="2" table:style-name="ce3" office:value-type="string" calcext:value-type="string">
            <text:p>5 or mor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28T15:28:53.061" calcext:value-type="date">
            <text:p>7/28/2021 15:28:5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Undergraduate</text:p>
          </table:table-cell>
          <table:table-cell table:style-name="ce3" office:value-type="string" calcext:value-type="string">
            <text:p>Not an expert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29T11:40:31.525" calcext:value-type="date">
            <text:p>7/29/2021 11:40:3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Undergraduate</text:p>
          </table:table-cell>
          <table:table-cell table:style-name="ce3" office:value-type="string" calcext:value-type="string">
            <text:p>Novice roboticist</text:p>
          </table:table-cell>
          <table:table-cell table:number-columns-repeated="3" table:style-name="ce3" office:value-type="string" calcext:value-type="string">
            <text:p>5 or mor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29T14:13:56.843" calcext:value-type="date">
            <text:p>7/29/2021 14:13:5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PhD</text:p>
          </table:table-cell>
          <table:table-cell table:style-name="ce3" office:value-type="string" calcext:value-type="string">
            <text:p>Novice roboticist</text:p>
          </table:table-cell>
          <table:table-cell table:number-columns-repeated="2" table:style-name="ce3" office:value-type="string" calcext:value-type="string">
            <text:p>5 or mor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29T17:43:48.128" calcext:value-type="date">
            <text:p>7/29/2021 17:43:4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Undergraduate</text:p>
          </table:table-cell>
          <table:table-cell table:style-name="ce3" office:value-type="string" calcext:value-type="string">
            <text:p>Not an exper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30T11:02:38.757" calcext:value-type="date">
            <text:p>7/30/2021 11:02:3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Undergraduate</text:p>
          </table:table-cell>
          <table:table-cell table:style-name="ce3" office:value-type="string" calcext:value-type="string">
            <text:p>Enthusiast</text:p>
          </table:table-cell>
          <table:table-cell table:style-name="ce3" office:value-type="string" calcext:value-type="string">
            <text:p>5 or mor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30T13:14:42.349" calcext:value-type="date">
            <text:p>7/30/2021 13:14:4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PhD</text:p>
          </table:table-cell>
          <table:table-cell table:style-name="ce3" office:value-type="string" calcext:value-type="string">
            <text:p>Expert roboticist</text:p>
          </table:table-cell>
          <table:table-cell table:number-columns-repeated="3" table:style-name="ce3" office:value-type="string" calcext:value-type="string">
            <text:p>5 or mor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30T14:13:21.591" calcext:value-type="date">
            <text:p>7/30/2021 14:13: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PhD</text:p>
          </table:table-cell>
          <table:table-cell table:style-name="ce3" office:value-type="string" calcext:value-type="string">
            <text:p>Not an expert</text:p>
          </table:table-cell>
          <table:table-cell table:style-name="ce3" office:value-type="string" calcext:value-type="string">
            <text:p>5 or mor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30T15:27:23.714" calcext:value-type="date">
            <text:p>7/30/2021 15:27:2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Not an expert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30T16:33:53.79" calcext:value-type="date">
            <text:p>7/30/2021 16:33:5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Enthusiast</text:p>
          </table:table-cell>
          <table:table-cell table:number-columns-repeated="3" table:style-name="ce3" office:value-type="string" calcext:value-type="string">
            <text:p>5 or mor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7-30T17:33:50.666" calcext:value-type="date">
            <text:p>7/30/2021 17:33:5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Undergraduate</text:p>
          </table:table-cell>
          <table:table-cell table:style-name="ce3" office:value-type="string" calcext:value-type="string">
            <text:p>Enthusia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8-05T16:36:33.378" calcext:value-type="date">
            <text:p>8/5/2021 16:36:3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PhD</text:p>
          </table:table-cell>
          <table:table-cell table:style-name="ce3" office:value-type="string" calcext:value-type="string">
            <text:p>Enthusia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8-24T14:21:05.258" calcext:value-type="date">
            <text:p>8/24/2021 14:21:0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Not an expert</text:p>
          </table:table-cell>
          <table:table-cell table:number-columns-repeated="2" table:style-name="ce3" office:value-type="string" calcext:value-type="string">
            <text:p>5 or mor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8-24T15:26:05.925" calcext:value-type="date">
            <text:p>8/24/2021 15:26:0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Enthusia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8-24T17:18:39.919" calcext:value-type="date">
            <text:p>8/24/2021 17:18:4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Enthusiast</text:p>
          </table:table-cell>
          <table:table-cell table:number-columns-repeated="3" table:style-name="ce3" office:value-type="string" calcext:value-type="string">
            <text:p>5 or mor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8-31T12:48:43.375" calcext:value-type="date">
            <text:p>8/31/2021 12:48:4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Enthusia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8-31T14:08:32.207" calcext:value-type="date">
            <text:p>8/31/2021 14:08:3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Not an expe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8-31T15:20:58.655" calcext:value-type="date">
            <text:p>8/31/2021 15:20:5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Undergraduate</text:p>
          </table:table-cell>
          <table:table-cell table:style-name="ce3" office:value-type="string" calcext:value-type="string">
            <text:p>Not an expert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8-31T16:25:53.549" calcext:value-type="date">
            <text:p>8/31/2021 16:25:5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Left-handed</text:p>
          </table:table-cell>
          <table:table-cell table:style-name="ce3" office:value-type="string" calcext:value-type="string">
            <text:p>PhD</text:p>
          </table:table-cell>
          <table:table-cell table:style-name="ce3" office:value-type="string" calcext:value-type="string">
            <text:p>Expert roboticist</text:p>
          </table:table-cell>
          <table:table-cell table:number-columns-repeated="3" table:style-name="ce3" office:value-type="string" calcext:value-type="string">
            <text:p>5 or mor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8-31T17:30:55.303" calcext:value-type="date">
            <text:p>8/31/2021 17:30:5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Enthusiast</text:p>
          </table:table-cell>
          <table:table-cell table:number-columns-repeated="3" table:style-name="ce3" office:value-type="string" calcext:value-type="string">
            <text:p>5 or mor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9-02T13:05:29.349" calcext:value-type="date">
            <text:p>9/2/2021 13:05: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Enthusiast</text:p>
          </table:table-cell>
          <table:table-cell table:number-columns-repeated="3" table:style-name="ce3" office:value-type="string" calcext:value-type="string">
            <text:p>5 or mor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9-02T15:19:15.978" calcext:value-type="date">
            <text:p>9/2/2021 15:19: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Enthusiast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9-02T16:01:27.703" calcext:value-type="date">
            <text:p>9/2/2021 16:01: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Undergraduate</text:p>
          </table:table-cell>
          <table:table-cell table:style-name="ce3" office:value-type="string" calcext:value-type="string">
            <text:p>Not an expert</text:p>
          </table:table-cell>
          <table:table-cell table:number-columns-repeated="2" table:style-name="ce3" office:value-type="string" calcext:value-type="string">
            <text:p>5 or mor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1-09-02T17:07:23.232" calcext:value-type="date">
            <text:p>9/2/2021 17:07: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Right-hande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Enthusias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5 or more</text:p>
          </table:table-cell>
          <table:table-cell table:number-columns-repeated="1015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6" meta:object-count="0"/>
    <meta:generator>LibreOfficeDev/6.0.5.2$Linux_X86_64 LibreOffice_project/</meta:generator>
  </office:meta>
</office:document-meta>
</file>